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sans-serif" svg:font-family="sans-serif"/>
    <style:font-face style:name="Garamond1" svg:font-family="Garamond" style:font-family-generic="roman"/>
    <style:font-face style:name="garamond" svg:font-family="garamond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name-asian="Garamond" style:font-size-asian="18pt" style:font-weight-asian="bold" style:font-name-complex="Garamond" style:font-size-complex="18pt" style:font-weight-complex="bold"/>
    </style:style>
    <style:style style:name="P2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size-asian="18pt" style:font-weight-asian="bold" style:font-name-complex="Garamond" style:font-size-complex="18pt" style:font-weight-complex="bold"/>
    </style:style>
    <style:style style:name="P3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paragraph-rsid="0013f1a4" fo:background-color="transparent" style:font-size-asian="18pt" style:font-name-complex="Garamond" style:font-size-complex="18pt"/>
    </style:style>
    <style:style style:name="P4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rsid="0013f1a4" officeooo:paragraph-rsid="0013f1a4" fo:background-color="transparent" style:font-size-asian="18pt" style:font-name-complex="Garamond" style:font-size-complex="18pt"/>
    </style:style>
    <style:style style:name="P5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3f1a4" fo:background-color="transparent" style:font-size-asian="16pt" style:font-weight-asian="bold" style:font-name-complex="Garamond" style:font-size-complex="16pt" style:font-weight-complex="bold"/>
    </style:style>
    <style:style style:name="P6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ceeef" fo:background-color="transparent" style:font-size-asian="16pt" style:font-weight-asian="bold" style:font-name-complex="Garamond" style:font-size-complex="16pt" style:font-weight-complex="bold"/>
    </style:style>
    <style:style style:name="P7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8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9" style:family="paragraph" style:parent-style-name="Standard">
      <style:paragraph-properties fo:line-height="100%" fo:text-align="justify" style:justify-single-word="false" style:writing-mode="lr-tb"/>
      <style:text-properties style:font-name="Garamond" style:text-underline-style="solid" style:text-underline-width="auto" style:text-underline-color="font-color" fo:font-weight="bold" officeooo:rsid="0013f1a4" officeooo:paragraph-rsid="0013f1a4" fo:background-color="transparent" style:font-weight-asian="bold" style:font-name-complex="Garamond" style:font-weight-complex="bold"/>
    </style:style>
    <style:style style:name="P10" style:family="paragraph" style:parent-style-name="Standard">
      <style:paragraph-properties fo:line-height="100%" fo:text-align="justify" style:justify-single-word="false" style:writing-mode="lr-tb"/>
      <style:text-properties style:font-name="Garamond" style:text-underline-style="solid" style:text-underline-width="auto" style:text-underline-color="font-color" fo:font-weight="bold" officeooo:rsid="0013f1a4" officeooo:paragraph-rsid="001ceeef" fo:background-color="transparent" style:font-weight-asian="bold" style:font-name-complex="Garamond" style:font-weight-complex="bold"/>
    </style:style>
    <style:style style:name="P11" style:family="paragraph" style:parent-style-name="Standard">
      <style:paragraph-properties fo:line-height="100%" fo:text-align="center" style:justify-single-word="false" style:writing-mode="lr-tb"/>
      <style:text-properties style:font-name="sans-serif" fo:font-size="12pt" officeooo:paragraph-rsid="0013f1a4"/>
    </style:style>
    <style:style style:name="P12" style:family="paragraph" style:parent-style-name="Heading_20_1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size-asian="18pt" style:font-weight-asian="bold" style:font-name-complex="Garamond" style:font-size-complex="18pt" style:font-weight-complex="bold"/>
    </style:style>
    <style:style style:name="P13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/>
      <style:text-properties style:font-name="Garamond" officeooo:rsid="0013f1a4" officeooo:paragraph-rsid="00174ae6" fo:background-color="transparent" style:font-name-complex="Garamond" fo:hyphenate="false" fo:hyphenation-remain-char-count="2" fo:hyphenation-push-char-count="2"/>
    </style:style>
    <style:style style:name="P14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15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16" style:family="paragraph" style:parent-style-name="Standard" style:master-page-name="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officeooo:rsid="0013f1a4" officeooo:paragraph-rsid="00174ae6" fo:background-color="transparent" style:font-name-complex="Garamond" fo:hyphenate="false" fo:hyphenation-remain-char-count="2" fo:hyphenation-push-char-count="2"/>
    </style:style>
    <style:style style:name="P17" style:family="paragraph" style:parent-style-name="Standard" style:master-page-name="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3f1a4" officeooo:paragraph-rsid="0019f68e" fo:background-color="transparent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18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9f68e" fo:hyphenate="false" fo:hyphenation-remain-char-count="2" fo:hyphenation-push-char-count="2"/>
    </style:style>
    <style:style style:name="P19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20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6pt" officeooo:paragraph-rsid="001ceeef" style:font-size-asian="16pt" style:font-size-complex="16pt" fo:hyphenate="false" fo:hyphenation-remain-char-count="2" fo:hyphenation-push-char-count="2"/>
    </style:style>
    <style:style style:name="P21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6pt" officeooo:paragraph-rsid="0019f68e" style:font-size-asian="16pt" style:font-size-complex="16pt" fo:hyphenate="false" fo:hyphenation-remain-char-count="2" fo:hyphenation-push-char-count="2"/>
    </style:style>
    <style:style style:name="P22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 fo:hyphenate="false" fo:hyphenation-remain-char-count="2" fo:hyphenation-push-char-count="2"/>
    </style:style>
    <style:style style:name="P23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 fo:hyphenate="false" fo:hyphenation-remain-char-count="2" fo:hyphenation-push-char-count="2"/>
    </style:style>
    <style:style style:name="P2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9f68e" officeooo:paragraph-rsid="0019f68e" fo:background-color="#ffff00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2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9f68e" officeooo:paragraph-rsid="001ceeef" fo:background-color="#ffff00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weight="bold" officeooo:rsid="0013f1a4" officeooo:paragraph-rsid="0019f68e" fo:background-color="transparent" style:font-size-asian="10.5pt" style:font-weight-asian="bold" style:font-name-complex="Garamond" style:font-size-complex="12pt" style:font-weight-complex="bold" fo:hyphenate="false" fo:hyphenation-remain-char-count="2" fo:hyphenation-push-char-count="2"/>
    </style:style>
    <style:style style:name="P2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weight="bold" officeooo:rsid="0013f1a4" officeooo:paragraph-rsid="001ceeef" fo:background-color="transparent" style:font-size-asian="10.5pt" style:font-weight-asian="bold" style:font-name-complex="Garamond" style:font-size-complex="12pt" style:font-weight-complex="bold" fo:hyphenate="false" fo:hyphenation-remain-char-count="2" fo:hyphenation-push-char-count="2"/>
    </style:style>
    <style:style style:name="P2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9f68e" fo:background-color="transparent" style:font-name-complex="Garamond" fo:hyphenate="false" fo:hyphenation-remain-char-count="2" fo:hyphenation-push-char-count="2"/>
    </style:style>
    <style:style style:name="P2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3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ceeef" officeooo:paragraph-rsid="001ceeef" fo:background-color="transparent" style:font-name-complex="Garamond" fo:hyphenate="false" fo:hyphenation-remain-char-count="2" fo:hyphenation-push-char-count="2"/>
    </style:style>
    <style:style style:name="P3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daede" officeooo:paragraph-rsid="00223cea" fo:background-color="transparent" style:font-name-complex="Garamond" fo:hyphenate="false" fo:hyphenation-remain-char-count="2" fo:hyphenation-push-char-count="2"/>
    </style:style>
    <style:style style:name="P3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223cea" officeooo:paragraph-rsid="00223cea" fo:background-color="transparent" style:font-name-complex="Garamond" fo:hyphenate="false" fo:hyphenation-remain-char-count="2" fo:hyphenation-push-char-count="2"/>
    </style:style>
    <style:style style:name="P3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223cea" officeooo:paragraph-rsid="002386e3" fo:background-color="transparent" style:font-name-complex="Garamond" fo:hyphenate="false" fo:hyphenation-remain-char-count="2" fo:hyphenation-push-char-count="2"/>
    </style:style>
    <style:style style:name="P3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20834d" fo:background-color="#ffff00" style:font-name-complex="Garamond" fo:hyphenate="false" fo:hyphenation-remain-char-count="2" fo:hyphenation-push-char-count="2"/>
    </style:style>
    <style:style style:name="P3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19f68e" fo:background-color="#ffff00" fo:hyphenate="false" fo:hyphenation-remain-char-count="2" fo:hyphenation-push-char-count="2"/>
    </style:style>
    <style:style style:name="P3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1ceeef" fo:background-color="#ffff00" fo:hyphenate="false" fo:hyphenation-remain-char-count="2" fo:hyphenation-push-char-count="2"/>
    </style:style>
    <style:style style:name="P3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223cea" officeooo:paragraph-rsid="00223cea" fo:background-color="transparent" fo:hyphenate="false" fo:hyphenation-remain-char-count="2" fo:hyphenation-push-char-count="2"/>
    </style:style>
    <style:style style:name="P3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223cea" officeooo:paragraph-rsid="002386e3" fo:background-color="transparent" style:font-name-complex="Garamond" fo:hyphenate="false" fo:hyphenation-remain-char-count="2" fo:hyphenation-push-char-count="2"/>
    </style:style>
    <style:style style:name="P4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1" officeooo:rsid="0020834d" officeooo:paragraph-rsid="0020834d" fo:background-color="transparent" fo:hyphenate="false" fo:hyphenation-remain-char-count="2" fo:hyphenation-push-char-count="2"/>
    </style:style>
    <style:style style:name="P41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42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9f68e" fo:hyphenate="false" fo:hyphenation-remain-char-count="2" fo:hyphenation-push-char-count="2"/>
    </style:style>
    <style:style style:name="P43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3f1a4" officeooo:paragraph-rsid="001ceeef" fo:background-color="transparent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44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45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46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paragraph-rsid="001ceeef" fo:hyphenate="false" fo:hyphenation-remain-char-count="2" fo:hyphenation-push-char-count="2"/>
    </style:style>
    <style:style style:name="P47" style:family="paragraph" style:parent-style-name="Standard">
      <style:paragraph-properties fo:margin-left="1.199cm" fo:margin-right="0cm" fo:line-height="100%" fo:text-align="justify" style:justify-single-word="false" fo:orphans="0" fo:widows="0" fo:hyphenation-ladder-count="no-limit" fo:text-indent="-1.199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48" style:family="paragraph" style:parent-style-name="Standard" style:master-page-name="Standard">
      <style:paragraph-properties fo:line-height="100%" fo:text-align="center" style:justify-single-word="false" style:page-number="auto" style:writing-mode="lr-tb"/>
      <style:text-properties style:font-name="Garamond" fo:font-size="18pt" fo:font-weight="bold" officeooo:paragraph-rsid="0013f1a4" fo:background-color="transparent" style:font-name-asian="Garamond" style:font-size-asian="18pt" style:font-weight-asian="bold" style:font-name-complex="Garamond" style:font-size-complex="18pt" style:font-weight-complex="bold"/>
    </style:style>
    <style:style style:name="P49" style:family="paragraph" style:parent-style-name="Standard" style:list-style-name="L1" style:master-page-name="">
      <style:paragraph-properties fo:line-height="100%" fo:text-align="justify" style:justify-single-word="false" fo:orphans="0" fo:widows="0" fo:hyphenation-ladder-count="no-limit" style:page-number="auto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50" style:family="paragraph" style:parent-style-name="Standard" style:list-style-name="L2" style:master-page-name="">
      <style:paragraph-properties fo:line-height="100%" fo:text-align="justify" style:justify-single-word="false" fo:orphans="0" fo:widows="0" fo:hyphenation-ladder-count="no-limit" style:page-number="auto" style:writing-mode="lr-tb">
        <style:tab-stops>
          <style:tab-stop style:position="1.191cm"/>
        </style:tab-stops>
      </style:paragraph-properties>
      <style:text-properties style:font-name="Garamond1" officeooo:rsid="00174ae6" officeooo:paragraph-rsid="00174ae6" fo:background-color="transparent" style:font-name-complex="Garamond" fo:hyphenate="false" fo:hyphenation-remain-char-count="2" fo:hyphenation-push-char-count="2"/>
    </style:style>
    <style:style style:name="P51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52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style:font-name="Garamond" officeooo:rsid="00174ae6" officeooo:paragraph-rsid="00174ae6" fo:background-color="transparent" style:font-name-complex="Garamond" fo:hyphenate="false" fo:hyphenation-remain-char-count="2" fo:hyphenation-push-char-count="2"/>
    </style:style>
    <style:style style:name="P53" style:family="paragraph" style:parent-style-name="Standard" style:list-style-name="L3">
      <style:paragraph-properties fo:line-height="100%" fo:text-align="justify" style:justify-single-word="false" fo:orphans="0" fo:widows="0" fo:hyphenation-ladder-count="no-limit" style:writing-mode="lr-tb"/>
      <style:text-properties style:font-name="Garamond" officeooo:rsid="001790bd" officeooo:paragraph-rsid="001790bd" fo:background-color="transparent" style:font-name-complex="Garamond" fo:hyphenate="false" fo:hyphenation-remain-char-count="2" fo:hyphenation-push-char-count="2"/>
    </style:style>
    <style:style style:name="P54" style:family="paragraph" style:parent-style-name="Standard" style:list-style-name="L3">
      <style:paragraph-properties fo:line-height="100%" fo:text-align="justify" style:justify-single-word="false" fo:orphans="0" fo:widows="0" fo:hyphenation-ladder-count="no-limit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55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ceeef" fo:background-color="transparent" style:font-size-asian="16pt" style:font-weight-asian="bold" style:font-name-complex="Garamond" style:font-size-complex="16pt" style:font-weight-complex="bold"/>
    </style:style>
    <style:style style:name="P56" style:family="paragraph" style:parent-style-name="Standard" style:list-style-name="L2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74ae6" fo:hyphenate="false" fo:hyphenation-remain-char-count="2" fo:hyphenation-push-char-count="2"/>
    </style:style>
    <style:style style:name="P57" style:family="paragraph" style:parent-style-name="Standard" style:list-style-name="L2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790bd" fo:hyphenate="false" fo:hyphenation-remain-char-count="2" fo:hyphenation-push-char-count="2"/>
    </style:style>
    <style:style style:name="P58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3f1a4" fo:hyphenate="false" fo:hyphenation-remain-char-count="2" fo:hyphenation-push-char-count="2"/>
    </style:style>
    <style:style style:name="P59" style:family="paragraph" style:parent-style-name="Standard" style:list-style-name="L4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60" style:family="paragraph" style:parent-style-name="Standard" style:list-style-name="L4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f62bd" style:font-size-asian="10.5pt" style:font-weight-asian="normal" style:font-size-complex="12pt" style:font-weight-complex="normal" fo:hyphenate="false" fo:hyphenation-remain-char-count="2" fo:hyphenation-push-char-count="2"/>
    </style:style>
    <style:style style:name="P61" style:family="paragraph" style:parent-style-name="Standard" style:list-style-name="L3" style:master-page-name="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page-number="auto" style:writing-mode="lr-tb"/>
      <style:text-properties style:font-name="Garamond" officeooo:rsid="001790bd" officeooo:paragraph-rsid="001790bd" fo:background-color="transparent" style:font-name-complex="Garamond" fo:hyphenate="false" fo:hyphenation-remain-char-count="2" fo:hyphenation-push-char-count="2"/>
    </style:style>
    <style:style style:name="P62" style:family="paragraph" style:parent-style-name="Standard" style:list-style-name="L3" style:master-page-name="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page-number="auto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63" style:family="paragraph" style:parent-style-name="Standard" style:list-style-name="L3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6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style:text-underline-style="none" fo:font-weight="normal" officeooo:rsid="001daede" officeooo:paragraph-rsid="001daede" fo:background-color="transparent" style:font-size-asian="10.5pt" style:font-weight-asian="normal" style:font-name-complex="Garamond" style:font-size-complex="12pt" style:font-weight-complex="normal" fo:hyphenate="false" fo:hyphenation-remain-char-count="2" fo:hyphenation-push-char-count="2"/>
    </style:style>
    <style:style style:name="T1" style:family="text">
      <style:text-properties style:font-name-asian="Garamon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1a4" style:font-weight-asian="bold" style:font-weight-complex="bold"/>
    </style:style>
    <style:style style:name="T4" style:family="text">
      <style:text-properties fo:font-weight="bold" officeooo:rsid="0013f1a4" style:font-name-asian="Garamon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f1a4" style:font-weight-asian="normal" style:font-weight-complex="normal"/>
    </style:style>
    <style:style style:name="T7" style:family="text">
      <style:text-properties fo:font-weight="normal" officeooo:rsid="0013f1a4" style:font-name-asian="Garamond" style:font-weight-asian="normal" style:font-weight-complex="normal"/>
    </style:style>
    <style:style style:name="T8" style:family="text">
      <style:text-properties style:font-name="Garamond" fo:font-weight="bold" officeooo:rsid="0013f1a4" fo:background-color="transparent" loext:char-shading-value="0" style:font-weight-asian="bold" style:font-name-complex="Garamond" style:font-weight-complex="bold"/>
    </style:style>
    <style:style style:name="T9" style:family="text">
      <style:text-properties style:font-name="Garamond" fo:font-size="16pt" style:text-underline-style="none" fo:font-weight="bold" officeooo:rsid="0013f1a4" fo:background-color="transparent" loext:char-shading-value="0" style:font-size-asian="16pt" style:font-weight-asian="bold" style:font-name-complex="Garamond" style:font-size-complex="16pt" style:font-weight-complex="bold"/>
    </style:style>
    <style:style style:name="T10" style:family="text">
      <style:text-properties style:font-name="Garamond" officeooo:rsid="0013f1a4" fo:background-color="transparent" loext:char-shading-value="0" style:font-name-complex="Garamond"/>
    </style:style>
    <style:style style:name="T11" style:family="text">
      <style:text-properties style:font-name="Garamond" officeooo:rsid="0015b1fe" fo:background-color="transparent" loext:char-shading-value="0" style:font-name-complex="Garamond"/>
    </style:style>
    <style:style style:name="T12" style:family="text">
      <style:text-properties style:font-name="Garamond" officeooo:rsid="00174ae6" fo:background-color="transparent" loext:char-shading-value="0" style:font-name-complex="Garamond"/>
    </style:style>
    <style:style style:name="T13" style:family="text">
      <style:text-properties style:font-name="Garamond" officeooo:rsid="001790bd" fo:background-color="transparent" loext:char-shading-value="0" style:font-name-complex="Garamond"/>
    </style:style>
    <style:style style:name="T14" style:family="text">
      <style:text-properties style:font-name="Garamond" officeooo:rsid="002659b6" fo:background-color="transparent" loext:char-shading-value="0" style:font-name-complex="Garamond"/>
    </style:style>
    <style:style style:name="T15" style:family="text">
      <style:text-properties style:font-name="Garamond" style:text-underline-style="solid" style:text-underline-width="auto" style:text-underline-color="font-color" fo:background-color="transparent" loext:char-shading-value="0" style:font-name-complex="Garamond"/>
    </style:style>
    <style:style style:name="T16" style:family="text">
      <style:text-properties style:font-name="Garamond" style:text-underline-style="none" fo:background-color="transparent" loext:char-shading-value="0" style:font-name-complex="Garamond"/>
    </style:style>
    <style:style style:name="T17" style:family="text">
      <style:text-properties style:font-name="Garamond" style:text-underline-style="none" officeooo:rsid="0013f1a4" fo:background-color="transparent" loext:char-shading-value="0" style:font-name-complex="Garamond"/>
    </style:style>
    <style:style style:name="T18" style:family="text">
      <style:text-properties style:font-name="Garamond" style:text-underline-style="none" officeooo:rsid="001f62bd" fo:background-color="transparent" loext:char-shading-value="0" style:font-name-complex="Garamond"/>
    </style:style>
    <style:style style:name="T19" style:family="text">
      <style:text-properties style:font-name="Garamond" style:text-underline-style="none" officeooo:rsid="0020834d" fo:background-color="transparent" loext:char-shading-value="0" style:font-name-complex="Garamond"/>
    </style:style>
    <style:style style:name="T20" style:family="text">
      <style:text-properties style:font-name="Garamond" style:text-underline-style="none" officeooo:rsid="0029bf20" fo:background-color="transparent" loext:char-shading-value="0" style:font-name-complex="Garamond"/>
    </style:style>
    <style:style style:name="T21" style:family="text">
      <style:text-properties style:font-name="Garamond" fo:font-size="15pt" fo:font-style="normal" style:text-underline-style="none" fo:font-weight="bold" officeooo:rsid="0013f1a4" fo:background-color="transparent" loext:char-shading-value="0" style:font-size-asian="15pt" style:font-style-asian="normal" style:font-weight-asian="bold" style:font-name-complex="Garamond" style:font-size-complex="15pt" style:font-style-complex="normal" style:font-weight-complex="bold"/>
    </style:style>
    <style:style style:name="T22" style:family="text">
      <style:text-properties style:font-name="Garamond" fo:font-size="15pt" style:text-underline-style="none" fo:font-weight="bold" officeooo:rsid="0013f1a4" fo:background-color="transparent" loext:char-shading-value="0" style:font-size-asian="15pt" style:font-weight-asian="bold" style:font-name-complex="Garamond" style:font-size-complex="15pt" style:font-weight-complex="bold"/>
    </style:style>
    <style:style style:name="T23" style:family="text">
      <style:text-properties style:font-name="Garamond" fo:font-style="normal" style:text-underline-style="none" fo:font-weight="bold" officeooo:rsid="0013f1a4" fo:background-color="transparent" loext:char-shading-value="0" style:font-style-asian="normal" style:font-weight-asian="bold" style:font-name-complex="Garamond" style:font-style-complex="normal" style:font-weight-complex="bold"/>
    </style:style>
    <style:style style:name="T24" style:family="text">
      <style:text-properties officeooo:rsid="0013f1a4"/>
    </style:style>
    <style:style style:name="T25" style:family="text">
      <style:text-properties officeooo:rsid="00174ae6"/>
    </style:style>
    <style:style style:name="T26" style:family="text">
      <style:text-properties officeooo:rsid="001790bd"/>
    </style:style>
    <style:style style:name="T27" style:family="text">
      <style:text-properties fo:font-size="12pt" officeooo:rsid="0013f1a4" style:font-size-asian="12pt" style:font-size-complex="12pt"/>
    </style:style>
    <style:style style:name="T28" style:family="text">
      <style:text-properties fo:font-size="12pt" fo:font-weight="bold" officeooo:rsid="0013f1a4" style:font-name-asian="Garamond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13f1a4" style:font-size-asian="12pt" style:font-weight-asian="bold" style:font-size-complex="12pt" style:font-weight-complex="bold"/>
    </style:style>
    <style:style style:name="T30" style:family="text">
      <style:text-properties fo:font-size="12pt" fo:font-weight="normal" officeooo:rsid="0013f1a4" style:font-name-asian="Garamond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13f1a4" style:font-size-asian="12pt" style:font-weight-asian="normal" style:font-size-complex="12pt" style:font-weight-complex="normal"/>
    </style:style>
    <style:style style:name="T32" style:family="text">
      <style:text-properties fo:font-size="12pt" officeooo:rsid="0013f1a4" style:font-name-asian="Garamond" style:font-size-asian="12pt" style:font-size-complex="12pt"/>
    </style:style>
    <style:style style:name="T33" style:family="text">
      <style:text-properties officeooo:rsid="0019221a"/>
    </style:style>
    <style:style style:name="T34" style:family="text">
      <style:text-properties officeooo:rsid="0019f68e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officeooo:rsid="0019f68e"/>
    </style:style>
    <style:style style:name="T37" style:family="text">
      <style:text-properties fo:color="#000000" style:font-name="Garamond" style:text-underline-style="none" fo:background-color="#ffff00" loext:char-shading-value="0" style:font-name-complex="Garamond"/>
    </style:style>
    <style:style style:name="T38" style:family="text">
      <style:text-properties fo:color="#000000" style:font-name="Garamond" style:text-underline-style="none" fo:background-color="transparent" loext:char-shading-value="0" style:font-name-complex="Garamond"/>
    </style:style>
    <style:style style:name="T39" style:family="text">
      <style:text-properties fo:color="#000000" style:font-name="Garamond" style:text-underline-style="none" officeooo:rsid="001f62bd" fo:background-color="transparent" loext:char-shading-value="0" style:font-name-complex="Garamond"/>
    </style:style>
    <style:style style:name="T40" style:family="text">
      <style:text-properties fo:color="#000000" style:font-name="Garamond" style:text-underline-style="none" officeooo:rsid="0029bf20" fo:background-color="transparent" loext:char-shading-value="0" style:font-name-complex="Garamond"/>
    </style:style>
    <style:style style:name="T41" style:family="text">
      <style:text-properties fo:color="#000000" style:font-name="Garamond" style:text-underline-style="solid" style:text-underline-width="auto" style:text-underline-color="font-color" fo:background-color="transparent" loext:char-shading-value="0" style:font-name-complex="Garamond"/>
    </style:style>
    <style:style style:name="T42" style:family="text">
      <style:text-properties officeooo:rsid="0020834d"/>
    </style:style>
    <style:style style:name="T43" style:family="text">
      <style:text-properties style:font-name="Garamond1"/>
    </style:style>
    <style:style style:name="T44" style:family="text">
      <style:text-properties officeooo:rsid="00223cea"/>
    </style:style>
    <style:style style:name="T45" style:family="text">
      <style:text-properties officeooo:rsid="002386e3"/>
    </style:style>
    <style:style style:name="T46" style:family="text">
      <style:text-properties officeooo:rsid="002659b6"/>
    </style:style>
    <style:style style:name="T47" style:family="text">
      <style:text-properties officeooo:rsid="00269993"/>
    </style:style>
    <style:style style:name="T48" style:family="text">
      <style:text-properties officeooo:rsid="0027d615"/>
    </style:style>
    <style:style style:name="T49" style:family="text">
      <style:text-properties officeooo:rsid="0029bf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1"/>
      <text:p text:style-name="P1"/>
      <text:p text:style-name="P1"/>
      <text:p text:style-name="P1"/>
      <text:p text:style-name="P1"><text:s/></text:p>
      <text:h text:style-name="P12" text:outline-level="1">PROG5 - Projet logiciel <text:line-break/>2014-2015</text:h>
      <text:p text:style-name="P2"/>
      <text:p text:style-name="P2"/>
      <text:p text:style-name="P2"/>
      <text:p text:style-name="P1"><text:span text:style-name="T24">Journal</text:span> </text:p>
      <text:p text:style-name="P3"/>
      <text:p text:style-name="P3"/>
      <text:p text:style-name="P3"/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éalisé<text:span text:style-name="T1"> </text:span>par :</text:p>
      <text:p text:style-name="P3"><text:span text:style-name="T3">COUTAUD</text:span><text:span text:style-name="T6"> Ulysse</text:span><text:span text:style-name="T5">,</text:span></text:p>
      <text:p text:style-name="P3"><text:span text:style-name="T2">SID-LAKHDAR</text:span><text:span text:style-name="T1"> <text:s/></text:span>Riyane<text:span text:style-name="T1">,</text:span></text:p>
      <text:p text:style-name="P3"><text:span text:style-name="T4">OCHIER</text:span><text:span text:style-name="T7"> Sebastien,</text:span></text:p>
      <text:p text:style-name="P3"><text:span text:style-name="T7"><text:s/></text:span><text:span text:style-name="T4">SELLAM</text:span><text:span text:style-name="T7"> Louis</text:span></text:p>
      <text:p text:style-name="P4">(L3 informatique)</text:p>
      <text:p text:style-name="P3"/>
      <text:p text:style-name="P3"/>
      <text:p text:style-name="P3"/>
      <text:p text:style-name="P3"/>
      <text:p text:style-name="P3">Janvier 2015</text:p>
      <text:p text:style-name="P5"><text:soft-page-break/>******** Lundi 5 Janvier ******** </text:p>
      <text:p text:style-name="P5"/>
      <text:list xml:id="list2251453023755201730" text:style-name="L1">
        <text:list-item>
          <text:p text:style-name="P49">Mise en place du Github</text:p>
        </text:list-item>
        <text:list-item>
          <text:p text:style-name="P51">Analyse du sujet</text:p>
        </text:list-item>
        <text:list-item>
          <text:p text:style-name="P52">Ana<text:span text:style-name="T43">lyse du code source fourni :</text:span></text:p>
        </text:list-item>
      </text:list>
      <text:list xml:id="list5997731794771085311" text:style-name="L2">
        <text:list-item>
          <text:p text:style-name="P50">D<text:span text:style-name="T46">é</text:span>termination du rôle joué par chaque fichier</text:p>
        </text:list-item>
        <text:list-item>
          <text:p text:style-name="P56"><text:span text:style-name="T12">Analyse d</text:span><text:span text:style-name="T13">u mode de stockage des registres en des status du simulateur</text:span></text:p>
        </text:list-item>
        <text:list-item>
          <text:p text:style-name="P57"><text:span text:style-name="T13">I</text:span><text:span text:style-name="T12">dentification des principales fonctionalités implanté</text:span><text:span text:style-name="T14">e</text:span><text:span text:style-name="T12">s potentie</text:span><text:span text:style-name="T14">l</text:span><text:span text:style-name="T12">lement utiles.</text:span></text:p>
        </text:list-item>
      </text:list>
      <text:list xml:id="list90144600808363" text:continue-list="list2251453023755201730" text:style-name="L1">
        <text:list-item>
          <text:p text:style-name="P58"><text:span text:style-name="T10">Codage de l'accès </text:span><text:span text:style-name="T11">à la mémoire en lecture et </text:span><text:span text:style-name="T10">écritur</text:span><text:span text:style-name="T11">e.</text:span></text:p>
        </text:list-item>
        <text:list-item>
          <text:p text:style-name="P58"><text:span text:style-name="T10">Répartition du travail en fonction des fichiers à traiter : </text:span><text:span text:style-name="T11">Lecture et d</text:span><text:span text:style-name="T14">é</text:span><text:span text:style-name="T11">codage d'instruction + traitement ind</text:span><text:span text:style-name="T14">é</text:span><text:span text:style-name="T11">pendant de chaque type d'instruction</text:span><text:span text:style-name="T10">.</text:span></text:p>
        </text:list-item>
      </text:list>
      <text:p text:style-name="P47"/>
      <text:p text:style-name="P5">******** Mardi 6 Janvier ******** </text:p>
      <text:p text:style-name="P5">******** Avancement <text:s text:c="5"/>******** </text:p>
      <text:p text:style-name="P16"/>
      <text:p text:style-name="P13"><text:span text:style-name="T25">A</text:span>nalyse de la doc<text:span text:style-name="T26">umentation ARM_v5</text:span> <text:span text:style-name="T25">relative à :</text:span></text:p>
      <text:list xml:id="list7214422981448380223" text:style-name="L3">
        <text:list-item>
          <text:p text:style-name="P53">Mode d'adressage et fetch des instructions de la m<text:span text:style-name="T47">é</text:span>moire vers les registres.</text:p>
        </text:list-item>
        <text:list-item>
          <text:p text:style-name="P54">Determiner la partie commune de la lecture et de l'analyse de <text:span text:style-name="T33">toutes les </text:span>instruction<text:span text:style-name="T33">s et des conditions de différenciation des modes d'adressage</text:span> :</text:p>
          <text:p text:style-name="P61">- <text:span text:style-name="T24">arm_instruction.c<text:tab/><text:tab/>:</text:span> <text:span text:style-name="T28">SELLAM</text:span><text:span text:style-name="T30"> Louis</text:span></text:p>
        </text:list-item>
        <text:list-item>
          <text:p text:style-name="P53">Determination des algorithmes de traitement de chaque type d'instruction :</text:p>
          <text:p text:style-name="P62">- <text:span text:style-name="T24">arm_branch_other.c<text:tab/>:</text:span><text:span text:style-name="T27"> </text:span><text:span text:style-name="T29">COUTAUD</text:span><text:span text:style-name="T31"> Ulysse</text:span></text:p>
          <text:p text:style-name="P62"><text:span text:style-name="T31">- arm_load_store.c<text:tab/><text:tab/>: </text:span><text:span text:style-name="T28">OCHIER</text:span><text:span text:style-name="T30"> Sebastien</text:span></text:p>
          <text:p text:style-name="P63">- <text:span text:style-name="T24">arm_data_processing.c<text:tab/>:</text:span><text:span text:style-name="T27"> </text:span><text:span text:style-name="T29">SID-LAKHDAR</text:span><text:span text:style-name="T32"> <text:s/></text:span><text:span text:style-name="T27">Riyane</text:span></text:p>
        </text:list-item>
      </text:list>
      <text:p text:style-name="P13"/>
      <text:p text:style-name="P7">******** Mercredi 7 Janvier ******** </text:p>
      <text:p text:style-name="P7">******** Avancement <text:s text:c="5"/>******** </text:p>
      <text:p text:style-name="P7"/>
      <text:p text:style-name="P23"><text:span text:style-name="T35">. <text:s text:c="2"/></text:span><text:span text:style-name="T36">arm_instruction :</text:span></text:p>
      <text:p text:style-name="P17"/>
      <text:p text:style-name="P24">******* A faire LOUIS ********</text:p>
      <text:p text:style-name="P24"/>
      <text:p text:style-name="P18"><text:span text:style-name="T21">. <text:s text:c="2"/></text:span><text:span text:style-name="T22">arm_data_processing :</text:span></text:p>
      <text:p text:style-name="P42"/>
      <text:p text:style-name="P31">Mise en place de l'algorithme de traitement d'instructions « data processing » :</text:p>
      <text:p text:style-name="P31">Implantation du parseur d'instruction (non exhaustif).</text:p>
      <text:p text:style-name="P31"><text:span text:style-name="T44">Réalisation de</text:span> chaque <text:span text:style-name="T44">type d'opération</text:span>.</text:p>
      <text:p text:style-name="P32">Sauvegarde des r<text:span text:style-name="T48">é</text:span>sultats de l'op<text:span text:style-name="T48">é</text:span>ration en fonction du types d'op<text:span text:style-name="T48">é</text:span>ration et du bit S (mise à jours du registre CPSR)</text:p>
      <text:p text:style-name="P28"/>
      <text:p text:style-name="P18"><text:span text:style-name="T21">. <text:s text:c="2"/></text:span><text:span text:style-name="T9">arm_load_store :</text:span></text:p>
      <text:p text:style-name="P28">Mise en place des algorithmes du traitement des pre(post)-<text:soft-page-break/>incr<text:span text:style-name="T48">é</text:span>ments d'adresses imm<text:span text:style-name="T48">é</text:span>diate<text:span text:style-name="T48">s</text:span>, ou par registres.</text:p>
      <text:p text:style-name="P28"/>
      <text:p text:style-name="P21"><text:span text:style-name="T23">. <text:s text:c="2"/></text:span><text:span text:style-name="T8">arm_branch_other :</text:span></text:p>
      <text:p text:style-name="P42"/>
      <text:p text:style-name="P35">******** <text:span text:style-name="T34">A ULYSSE*************</text:span></text:p>
      <text:p text:style-name="P26"/>
      <text:p text:style-name="P14"/>
      <text:p text:style-name="P5">******** Jeudi 8 Janvier ******** </text:p>
      <text:p text:style-name="P5">******** Avancement <text:s text:c="5"/>******** </text:p>
      <text:p text:style-name="P8"/>
      <text:p text:style-name="P22"><text:span text:style-name="T35">. <text:s text:c="2"/></text:span><text:span text:style-name="T36">arm_instruction :</text:span></text:p>
      <text:p text:style-name="P43"/>
      <text:p text:style-name="P25">******* A faire LOUIS ********</text:p>
      <text:p text:style-name="P25"/>
      <text:p text:style-name="P19"><text:span text:style-name="T21">. <text:s text:c="2"/></text:span><text:span text:style-name="T22">arm_data_processing :</text:span></text:p>
      <text:p text:style-name="P45"/>
      <text:p text:style-name="P37"><text:span text:style-name="T17">G</text:span><text:span text:style-name="T20">é</text:span><text:span text:style-name="T16">n</text:span><text:span text:style-name="T20">é</text:span><text:span text:style-name="T16">ralisation du parseur d</text:span><text:span text:style-name="T19">e l'</text:span><text:span text:style-name="T16">op</text:span><text:span text:style-name="T20">é</text:span><text:span text:style-name="T16">rande </text:span><text:span text:style-name="T19">2 </text:span><text:span text:style-name="T18">(shifter_ope</text:span><text:span text:style-name="T19">rand</text:span><text:span text:style-name="T18">) </text:span><text:span text:style-name="T19">au cas</text:span><text:span text:style-name="T16"> :</text:span></text:p>
      <text:list xml:id="list1504681189822186528" text:style-name="L4">
        <text:list-item>
          <text:p text:style-name="P59"><text:span text:style-name="T16">Representé par un </text:span><text:span text:style-name="T15">immediat </text:span><text:span text:style-name="T16">+ d</text:span><text:span text:style-name="T20">é</text:span><text:span text:style-name="T16">calage ou rotation </text:span><text:span text:style-name="T37">(XX cas)</text:span></text:p>
        </text:list-item>
        <text:list-item>
          <text:p text:style-name="P60"><text:span text:style-name="T38">Representé par un </text:span><text:span text:style-name="T41">registre</text:span><text:span text:style-name="T38"> </text:span><text:span text:style-name="T39">+ d</text:span><text:span text:style-name="T40">é</text:span><text:span text:style-name="T39">calage ou rotation imm</text:span><text:span text:style-name="T40">é</text:span><text:span text:style-name="T39">diat ou registre </text:span><text:span text:style-name="T37">(XX cas)</text:span></text:p>
        </text:list-item>
      </text:list>
      <text:p text:style-name="P64"/>
      <text:p text:style-name="P19"><text:span text:style-name="T21">. <text:s text:c="2"/></text:span><text:span text:style-name="T9">arm_load_store :</text:span></text:p>
      <text:p text:style-name="P44"/>
      <text:p text:style-name="P30">Mise en place des algorithmes des "Miscellaneous Load/Store".</text:p>
      <text:p text:style-name="P29"/>
      <text:p text:style-name="P20"><text:span text:style-name="T23">. <text:s text:c="2"/></text:span><text:span text:style-name="T8">arm_branch_other :</text:span></text:p>
      <text:p text:style-name="P41"/>
      <text:p text:style-name="P36">******** <text:span text:style-name="T34">A ULYSSE*************</text:span></text:p>
      <text:p text:style-name="P27"/>
      <text:p text:style-name="P15"/>
      <text:p text:style-name="P6">******** Vendredi 9 Janvier ******** </text:p>
      <text:p text:style-name="P5">******** Avancement <text:s text:c="5"/>******** </text:p>
      <text:p text:style-name="P8"/>
      <text:p text:style-name="P22"><text:span text:style-name="T35">. <text:s text:c="2"/></text:span><text:span text:style-name="T36">arm_instruction :</text:span></text:p>
      <text:p text:style-name="P43"/>
      <text:p text:style-name="P25">******* A faire LOUIS ********</text:p>
      <text:p text:style-name="P25"/>
      <text:p text:style-name="P19"><text:span text:style-name="T21">. <text:s text:c="2"/></text:span><text:span text:style-name="T22">arm_data_processing :</text:span></text:p>
      <text:p text:style-name="P41"/>
      <text:p text:style-name="P40">Implantation de l'interface utilisateur : Affichage du type d'op<text:span text:style-name="T49">é</text:span>ration, bit I, bit S, type de l'op<text:span text:style-name="T49">é</text:span>rande 2 et la valeur des op<text:span text:style-name="T49">é</text:span>rand<text:span text:style-name="T49">es</text:span> 1 et 2.</text:p>
      <text:p text:style-name="P40">Test de toutes les commandes de type « data_processing »</text:p>
      <text:p text:style-name="P29"/>
      <text:p text:style-name="P19"><text:span text:style-name="T21">. <text:s text:c="2"/></text:span><text:span text:style-name="T9">arm_load_store :</text:span></text:p>
      <text:p text:style-name="P30"/>
      <text:p text:style-name="P30">Test des Load/Store. Modification des codes conditions afin d'appliquer le bon traitement à l'adresse.</text:p>
      <text:p text:style-name="P30"><text:soft-page-break/></text:p>
      <text:p text:style-name="P20"><text:span text:style-name="T23">. <text:s text:c="2"/></text:span><text:span text:style-name="T8">arm_branch_other :</text:span></text:p>
      <text:p text:style-name="P41"/>
      <text:p text:style-name="P36">******** <text:span text:style-name="T34">A ULYSSE*************</text:span></text:p>
      <text:p text:style-name="P27"/>
      <text:p text:style-name="P15"/>
      <text:p text:style-name="P6">******** Samedi 10 Janvier ******** </text:p>
      <text:p text:style-name="P5">******** Avancement <text:s text:c="5"/>******** </text:p>
      <text:p text:style-name="P8"/>
      <text:p text:style-name="P22"><text:span text:style-name="T35">. <text:s text:c="2"/></text:span><text:span text:style-name="T36">arm_instruction :</text:span></text:p>
      <text:p text:style-name="P43"/>
      <text:p text:style-name="P25">******* A faire LOUIS ********</text:p>
      <text:p text:style-name="P25"/>
      <text:p text:style-name="P19"><text:span text:style-name="T21">. <text:s text:c="2"/></text:span><text:span text:style-name="T22">arm_data_processing :</text:span></text:p>
      <text:p text:style-name="P46"/>
      <text:p text:style-name="P38">Mise à jour du fichier « descriptif du code.odt » relatif au code de traitement d'instruction « data_processing ».</text:p>
      <text:p text:style-name="P39">Mise à jour du fichier « <text:span text:style-name="T45">liste des fonctionalites</text:span>.odt » relatif au code de traitement d'instruction « data_processing ».</text:p>
      <text:p text:style-name="P39">Mise à jour du fichier « <text:span text:style-name="T45">liste des tests</text:span>.odt » relatif au code de traitement d'instruction « data_processing ».</text:p>
      <text:p text:style-name="P33"/>
      <text:p text:style-name="P19"><text:span text:style-name="T21">. <text:s text:c="2"/></text:span><text:span text:style-name="T9">arm_load_store :</text:span></text:p>
      <text:p text:style-name="P44"/>
      <text:p text:style-name="P34">******** <text:span text:style-name="T42">SEBASTIEN*************</text:span></text:p>
      <text:p text:style-name="P29"/>
      <text:p text:style-name="P20"><text:span text:style-name="T23">. <text:s text:c="2"/></text:span><text:span text:style-name="T8">arm_branch_other :</text:span></text:p>
      <text:p text:style-name="P41"/>
      <text:p text:style-name="P36">******** <text:span text:style-name="T34">A ULYSSE*************</text:span></text:p>
      <text:p text:style-name="P27"/>
      <text:p text:style-name="P15"/>
      <text:p text:style-name="P6">******** Lundi 12 Janvier ******** </text:p>
      <text:p text:style-name="P5">******** Avancement <text:s text:c="5"/>******** </text:p>
      <text:p text:style-name="P8"/>
      <text:p text:style-name="P22"><text:span text:style-name="T35">. <text:s text:c="2"/></text:span><text:span text:style-name="T36">arm_instruction :</text:span></text:p>
      <text:p text:style-name="P43"/>
      <text:p text:style-name="P25">******* A faire LOUIS ********</text:p>
      <text:p text:style-name="P25"/>
      <text:p text:style-name="P19"><text:span text:style-name="T21">. <text:s text:c="2"/></text:span><text:span text:style-name="T22">arm_data_processing :</text:span></text:p>
      <text:p text:style-name="P41"/>
      <text:p text:style-name="P36">******** <text:span text:style-name="T34">A faire Riyane *************</text:span></text:p>
      <text:p text:style-name="P29"/>
      <text:p text:style-name="P19"><text:span text:style-name="T21">. <text:s text:c="2"/></text:span><text:span text:style-name="T9">arm_load_store :</text:span></text:p>
      <text:p text:style-name="P44"/>
      <text:p text:style-name="P34">******** <text:span text:style-name="T42">SEBASTIEN*************</text:span></text:p>
      <text:p text:style-name="P29"/>
      <text:p text:style-name="P20"><text:span text:style-name="T23">. <text:s text:c="2"/></text:span><text:span text:style-name="T8">arm_branch_other :</text:span></text:p>
      <text:p text:style-name="P41"><text:soft-page-break/></text:p>
      <text:p text:style-name="P36">******** <text:span text:style-name="T34">A ULYSSE*************</text:span></text:p>
      <text:p text:style-name="P27"/>
      <text:p text:style-name="P15"/>
      <text:p text:style-name="P10">******** Mardi 13 Janvier ******** </text:p>
      <text:p text:style-name="P9">******** Avancement <text:s text:c="5"/>******** </text:p>
      <text:p text:style-name="P8"/>
      <text:p text:style-name="P22"><text:span text:style-name="T35">. <text:s text:c="2"/></text:span><text:span text:style-name="T36">arm_instruction :</text:span></text:p>
      <text:p text:style-name="P43"/>
      <text:p text:style-name="P25">******* A faire LOUIS ********</text:p>
      <text:p text:style-name="P25"/>
      <text:p text:style-name="P19"><text:span text:style-name="T21">. <text:s text:c="2"/></text:span><text:span text:style-name="T22">arm_data_processing :</text:span></text:p>
      <text:p text:style-name="P41"/>
      <text:p text:style-name="P36">******** <text:span text:style-name="T34">A faire Riyane *************</text:span></text:p>
      <text:p text:style-name="P29"/>
      <text:p text:style-name="P19"><text:span text:style-name="T21">. <text:s text:c="2"/></text:span><text:span text:style-name="T9">arm_load_store :</text:span></text:p>
      <text:p text:style-name="P44"/>
      <text:p text:style-name="P34">******** <text:span text:style-name="T42">SEBASTIEN*************</text:span></text:p>
      <text:p text:style-name="P29"/>
      <text:p text:style-name="P20"><text:span text:style-name="T23">. <text:s text:c="2"/></text:span><text:span text:style-name="T8">arm_branch_other :</text:span></text:p>
      <text:p text:style-name="P41"/>
      <text:p text:style-name="P36">******** <text:span text:style-name="T34">A ULYSSE*************</text:span></text:p>
      <text:p text:style-name="P27"/>
      <text:p text:style-name="P15"/>
      <text:p text:style-name="P6">******** Mercredi 14 Janvier ******** </text:p>
      <text:p text:style-name="P5">******** Avancement <text:s text:c="5"/>******** </text:p>
      <text:p text:style-name="P8"/>
      <text:p text:style-name="P22"><text:span text:style-name="T35">. <text:s text:c="2"/></text:span><text:span text:style-name="T36">arm_instruction :</text:span></text:p>
      <text:p text:style-name="P43"/>
      <text:p text:style-name="P25">******* A faire LOUIS ********</text:p>
      <text:p text:style-name="P25"/>
      <text:p text:style-name="P19"><text:span text:style-name="T21">. <text:s text:c="2"/></text:span><text:span text:style-name="T22">arm_data_processing :</text:span></text:p>
      <text:p text:style-name="P41"/>
      <text:p text:style-name="P36">******** <text:span text:style-name="T34">A faire Riyane *************</text:span></text:p>
      <text:p text:style-name="P29"/>
      <text:p text:style-name="P19"><text:span text:style-name="T21">. <text:s text:c="2"/></text:span><text:span text:style-name="T9">arm_load_store :</text:span></text:p>
      <text:p text:style-name="P44"/>
      <text:p text:style-name="P34">******** <text:span text:style-name="T42">SEBASTIEN*************</text:span></text:p>
      <text:p text:style-name="P29"/>
      <text:p text:style-name="P20"><text:span text:style-name="T23">. <text:s text:c="2"/></text:span><text:span text:style-name="T8">arm_branch_other :</text:span></text:p>
      <text:p text:style-name="P41"/>
      <text:p text:style-name="P36">******** <text:span text:style-name="T34">A ULYSSE*************</text:span></text:p>
      <text:p text:style-name="P27"/>
      <text:p text:style-name="P15"/>
      <text:p text:style-name="P6">******** Jeudi 15 Janvier ******** </text:p>
      <text:p text:style-name="P5">******** Avancement <text:s text:c="5"/>******** </text:p>
      <text:p text:style-name="P8"/>
      <text:p text:style-name="P22"><text:soft-page-break/><text:span text:style-name="T35">. <text:s text:c="2"/></text:span><text:span text:style-name="T36">arm_instruction :</text:span></text:p>
      <text:p text:style-name="P43"/>
      <text:p text:style-name="P25">******* A faire LOUIS ********</text:p>
      <text:p text:style-name="P25"/>
      <text:p text:style-name="P19"><text:span text:style-name="T21">. <text:s text:c="2"/></text:span><text:span text:style-name="T22">arm_data_processing :</text:span></text:p>
      <text:p text:style-name="P41"/>
      <text:p text:style-name="P36">******** <text:span text:style-name="T34">A faire Riyane *************</text:span></text:p>
      <text:p text:style-name="P29"/>
      <text:p text:style-name="P19"><text:span text:style-name="T21">. <text:s text:c="2"/></text:span><text:span text:style-name="T9">arm_load_store :</text:span></text:p>
      <text:p text:style-name="P44"/>
      <text:p text:style-name="P34">******** <text:span text:style-name="T42">SEBASTIEN*************</text:span></text:p>
      <text:p text:style-name="P29"/>
      <text:p text:style-name="P20"><text:span text:style-name="T23">. <text:s text:c="2"/></text:span><text:span text:style-name="T8">arm_branch_other :</text:span></text:p>
      <text:p text:style-name="P41"/>
      <text:p text:style-name="P36">******** <text:span text:style-name="T34">A ULYSSE*************</text:span></text:p>
      <text:p text:style-name="P27"/>
      <text:p text:style-name="P15"/>
      <text:p text:style-name="P6">******** Vendredi 16 Janvier ******** </text:p>
      <text:p text:style-name="P5">******** Avancement <text:s text:c="5"/>******** </text:p>
      <text:p text:style-name="P8"/>
      <text:p text:style-name="P22"><text:span text:style-name="T35">. <text:s text:c="2"/></text:span><text:span text:style-name="T36">arm_instruction :</text:span></text:p>
      <text:p text:style-name="P43"/>
      <text:p text:style-name="P25">******* A faire LOUIS ********</text:p>
      <text:p text:style-name="P25"/>
      <text:p text:style-name="P19"><text:span text:style-name="T21">. <text:s text:c="2"/></text:span><text:span text:style-name="T22">arm_data_processing :</text:span></text:p>
      <text:p text:style-name="P41"/>
      <text:p text:style-name="P36">******** <text:span text:style-name="T34">A faire Riyane *************</text:span></text:p>
      <text:p text:style-name="P29"/>
      <text:p text:style-name="P19"><text:span text:style-name="T21">. <text:s text:c="2"/></text:span><text:span text:style-name="T9">arm_load_store :</text:span></text:p>
      <text:p text:style-name="P44"/>
      <text:p text:style-name="P34">******** <text:span text:style-name="T42">SEBASTIEN*************</text:span></text:p>
      <text:p text:style-name="P29"/>
      <text:p text:style-name="P20"><text:span text:style-name="T23">. <text:s text:c="2"/></text:span><text:span text:style-name="T8">arm_branch_other :</text:span></text:p>
      <text:p text:style-name="P41"/>
      <text:p text:style-name="P36">******** <text:span text:style-name="T34">A ULYSSE*************</text:span></text:p>
      <text:p text:style-name="P27"/>
      <text:p text:style-name="P1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sans-serif" svg:font-family="sans-serif"/>
    <style:font-face style:name="Garamond1" svg:font-family="Garamond" style:font-family-generic="roman"/>
    <style:font-face style:name="garamond" svg:font-family="garamond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8.916cm" fo:text-indent="-0.635cm" fo:margin-left="8.91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suskley </meta:initial-creator>
    <meta:creation-date>2015-01-10T13:26:57.067782450</meta:creation-date>
    <meta:editing-duration>P2171DT10H55M21S</meta:editing-duration>
    <dc:date>2015-01-12T09:01:43.983232708</dc:date>
    <dc:creator>sellaml </dc:creator>
    <meta:editing-cycles>14</meta:editing-cycles>
    <meta:generator>LibreOffice/4.2.4.2$Linux_X86_64 LibreOffice_project/420m0$Build-2</meta:generator>
    <meta:document-statistic meta:table-count="0" meta:image-count="0" meta:object-count="0" meta:page-count="6" meta:paragraph-count="127" meta:word-count="689" meta:character-count="4879" meta:non-whitespace-character-count="4182"/>
  </office:meta>
</office:document-meta>
</file>